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ASIK: A Functional Statically Typed Programming Language, Using a Non Pointer based Firmware Representation, for Compact Index and Storage. The Primary Module being the Label Hash Unit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o </meta:initial-creator>
    <meta:creation-date>2015-05-17T23:02:20</meta:creation-date>
    <dc:date>2015-05-17T23:08:06</dc:date>
    <dc:creator>Jacko </dc:creator>
    <meta:editing-duration>P0D</meta:editing-duration>
    <meta:editing-cycles>1</meta:editing-cycles>
    <meta:document-statistic meta:table-count="0" meta:image-count="0" meta:object-count="0" meta:page-count="1" meta:paragraph-count="1" meta:word-count="27" meta:character-count="186" meta:non-whitespace-character-count="160"/>
    <meta:generator>LibreOffice/3.5$Linux_x86 LibreOffice_project/350m1$Build-2</meta:generator>
  </office:meta>
</office:document-meta>
</file>